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rospective Market Analysis Dashboard Plan</text:span><text:line-break/><text:span text:style-name="Emphasis">For a European Unit-Linked Life Insurance Company Considering Expansion to the Middle East</text:span></text:p>
      <text:p text:style-name="Horizontal_20_Line"/>
      <text:p text:style-name="Text_20_body"><text:span text:style-name="Strong_20_Emphasis">1. Objective and Audience</text:span></text:p>
      <text:list text:style-name="L1">
        <text:list-item>
          <text:p text:style-name="P1"><text:span text:style-name="Strong_20_Emphasis">Objective:</text:span><text:line-break/>Create a dashboard that provides insights into the financial development environments in Europe and the Middle East—with a special focus on savings behavior, financial access, and insurance market maturity—to support strategic decisions about broadening business into the Middle Eastern market.</text:p>
        </text:list-item>
        <text:list-item>
          <text:p text:style-name="P1"><text:span text:style-name="Strong_20_Emphasis">Target Audience:</text:span></text:p>
          <text:list>
            <text:list-item>
              <text:p text:style-name="P1"><text:span text:style-name="Strong_20_Emphasis">Executives &amp; Strategic Planners:</text:span> Need a high-level, data-driven overview of regional financial trends.</text:p>
            </text:list-item>
            <text:list-item>
              <text:p text:style-name="P1"><text:span text:style-name="Strong_20_Emphasis">Product Managers &amp; Market Analysts:</text:span> Assess potential demand for unit-linked products.</text:p>
            </text:list-item>
            <text:list-item>
              <text:p text:style-name="P1"><text:span text:style-name="Strong_20_Emphasis">Investment &amp; Risk Officers:</text:span> Interested in the broader financial environment and its impact on insurance and investment behavior.</text:p>
            </text:list-item>
          </text:list>
        </text:list-item>
      </text:list>
      <text:p text:style-name="Horizontal_20_Line"/>
      <text:p text:style-name="Text_20_body"><text:span text:style-name="Strong_20_Emphasis">2. Key Indicators</text:span></text:p>
      <text:p text:style-name="Text_20_body"><text:span text:style-name="Emphasis">The following indicators were selected based on their relevance to savings, investments, and the insurance market:</text:span></text:p>
      <text:p text:style-name="Text_20_body"><text:span text:style-name="Strong_20_Emphasis">A. Savings and Financial Access Indicators</text:span></text:p>
      <text:list text:style-name="L2">
        <text:list-item>
          <text:p text:style-name="P2"><text:span text:style-name="Strong_20_Emphasis">GFDD.AI.06 – Saved at a financial institution (% age 15+):</text:span><text:line-break/>Indicates the percentage of individuals engaging with formal saving channels—a potential precursor for investing in unit-linked products.</text:p>
        </text:list-item>
        <text:list-item>
          <text:p text:style-name="P2"><text:span text:style-name="Strong_20_Emphasis">GFDD.AI.12 – Saved any money (% age 15+):</text:span><text:line-break/>Provides a broader measure of saving behavior across the population.</text:p>
        </text:list-item>
        <text:list-item>
          <text:p text:style-name="P2"><text:span text:style-name="Strong_20_Emphasis">GFDD.AI.01 – Bank accounts per 1,000 adults:</text:span><text:line-break/>Measures financial inclusion, signaling the market’s readiness for additional financial products.</text:p>
        </text:list-item>
      </text:list>
      <text:p text:style-name="Text_20_body"><text:span text:style-name="Strong_20_Emphasis">B. Investment and Financial Market Development Indicators</text:span></text:p>
      <text:list text:style-name="L3">
        <text:list-item>
          <text:p text:style-name="P3"><text:span text:style-name="Strong_20_Emphasis">GFDD.DI.14 – Domestic credit to private sector (% of GDP):</text:span><text:line-break/>A proxy for the availability of financing and overall economic dynamism.</text:p>
        </text:list-item>
        <text:list-item>
          <text:p text:style-name="P3"><text:span text:style-name="Strong_20_Emphasis">GFDD.DM.08 – Gross Portfolio Equity &amp; Investment Fund Shares Liabilities / GDP:</text:span><text:line-break/>Reflects the development of equity markets, underpinning the performance of unit-linked investment funds.</text:p>
        </text:list-item>
      </text:list>
      <text:p text:style-name="Text_20_body"><text:span text:style-name="Strong_20_Emphasis">C. Insurance Market Maturity Indicator</text:span></text:p>
      <text:list text:style-name="L4">
        <text:list-item>
          <text:p text:style-name="P4"><text:soft-page-break/><text:span text:style-name="Strong_20_Emphasis">GFDD.DI.09 – Life insurance premium volume to GDP (%):</text:span><text:line-break/>Indicates the relative size and maturity of the life insurance market in each region (if available).</text:p>
        </text:list-item>
      </text:list>
      <text:p text:style-name="Horizontal_20_Line"/>
      <text:p text:style-name="Text_20_body"><text:span text:style-name="Strong_20_Emphasis">3. Data Segmentation: Europe vs. Middle East</text:span></text:p>
      <text:list text:style-name="L5">
        <text:list-item>
          <text:p text:style-name="P5"><text:span text:style-name="Strong_20_Emphasis">Region Definition:</text:span></text:p>
          <text:list>
            <text:list-item>
              <text:p text:style-name="P5"><text:span text:style-name="Emphasis">Europe:</text:span> Use a standard classification (e.g., World Bank or UN geoscheme) for European economies.</text:p>
            </text:list-item>
            <text:list-item>
              <text:p text:style-name="P5"><text:span text:style-name="Emphasis">Middle East:</text:span> Define this region based on commonly grouped Middle Eastern economies (e.g., Saudi Arabia, UAE, Qatar, Israel, etc.).</text:p>
            </text:list-item>
          </text:list>
        </text:list-item>
        <text:list-item>
          <text:p text:style-name="P5"><text:span text:style-name="Strong_20_Emphasis">Time Frame:</text:span><text:line-break/>Focus on the latest available data from August 2022.<text:line-break/>Include historical trend lines (if available from 2011, 2014, 2017, 2021) to visualize the evolution of key indicators.</text:p>
        </text:list-item>
      </text:list>
      <text:p text:style-name="Horizontal_20_Line"/>
      <text:p text:style-name="Text_20_body"><text:span text:style-name="Strong_20_Emphasis">4. Dashboard Layout and Visualizations</text:span></text:p>
      <text:p text:style-name="Text_20_body"><text:span text:style-name="Strong_20_Emphasis">A. Overall Layout</text:span></text:p>
      <text:list text:style-name="L6">
        <text:list-item>
          <text:p text:style-name="P6"><text:span text:style-name="Strong_20_Emphasis">Header:</text:span></text:p>
          <text:list>
            <text:list-item>
              <text:p text:style-name="P6">Title: "Prospective Market Analysis: Europe vs. Middle East for Unit-Linked Life Insurance"</text:p>
            </text:list-item>
            <text:list-item>
              <text:p text:style-name="P6">Subtitle: Brief explanation of the dashboard's goal.</text:p>
            </text:list-item>
          </text:list>
        </text:list-item>
        <text:list-item>
          <text:p text:style-name="P6"><text:span text:style-name="Strong_20_Emphasis">Filter Pane (Slicers):</text:span></text:p>
          <text:list>
            <text:list-item>
              <text:p text:style-name="P6">Region (Europe, Middle East)</text:p>
            </text:list-item>
            <text:list-item>
              <text:p text:style-name="P6">Year (latest: August 2022 or nearest available)</text:p>
            </text:list-item>
            <text:list-item>
              <text:p text:style-name="P6">Indicator Type (allowing dynamic switching between savings, investment, and insurance metrics)</text:p>
            </text:list-item>
          </text:list>
        </text:list-item>
      </text:list>
      <text:p text:style-name="Text_20_body"><text:span text:style-name="Strong_20_Emphasis">B. Visual Components</text:span></text:p>
      <text:list text:style-name="L7">
        <text:list-item>
          <text:p text:style-name="P7"><text:span text:style-name="Strong_20_Emphasis">KPI Cards:</text:span><text:line-break/>Display key metrics (e.g., percentage of adults saving at a financial institution, bank accounts per 1,000 adults, life insurance premium volume to GDP).</text:p>
        </text:list-item>
        <text:list-item>
          <text:p text:style-name="P7"><text:span text:style-name="Strong_20_Emphasis">Bar/Column Charts:</text:span><text:line-break/>Compare selected indicators side by side between Europe and the Middle East for the latest period.</text:p>
        </text:list-item>
        <text:list-item>
          <text:p text:style-name="P7"><text:span text:style-name="Strong_20_Emphasis">Trend Line Charts (Optional):</text:span><text:line-break/>Show the historical evolution of indicators (e.g., savings rates or domestic credit) to reveal market trends.</text:p>
        </text:list-item>
        <text:list-item>
          <text:p text:style-name="P7"><text:soft-page-break/><text:span text:style-name="Strong_20_Emphasis">Geographical Map:</text:span><text:line-break/>Visualize countries in Europe and the Middle East, color-coded by a key indicator (e.g., savings rate) to highlight regional disparities.</text:p>
        </text:list-item>
      </text:list>
      <text:p text:style-name="Horizontal_20_Line"/>
      <text:p text:style-name="Text_20_body"><text:span text:style-name="Strong_20_Emphasis">5. Analysis and Insights</text:span></text:p>
      <text:list text:style-name="L8">
        <text:list-item>
          <text:p text:style-name="P8"><text:span text:style-name="Strong_20_Emphasis">Savings Behavior:</text:span></text:p>
          <text:list>
            <text:list-item>
              <text:p text:style-name="P8">Are individuals in the Middle East as engaged with formal financial institutions as those in Europe?</text:p>
            </text:list-item>
            <text:list-item>
              <text:p text:style-name="P8">Does a lower savings rate indicate untapped potential, or might it signal lower financial inclusion?</text:p>
            </text:list-item>
          </text:list>
        </text:list-item>
        <text:list-item>
          <text:p text:style-name="P8"><text:span text:style-name="Strong_20_Emphasis">Investment Environment:</text:span></text:p>
          <text:list>
            <text:list-item>
              <text:p text:style-name="P8">How do credit availability and market development compare between regions?</text:p>
            </text:list-item>
            <text:list-item>
              <text:p text:style-name="P8">A robust domestic credit market and well-developed equity markets in the Middle East could signal an attractive environment for unit-linked products, despite potential differences in consumer behavior.</text:p>
            </text:list-item>
          </text:list>
        </text:list-item>
        <text:list-item>
          <text:p text:style-name="P8"><text:span text:style-name="Strong_20_Emphasis">Insurance Market Maturity:</text:span></text:p>
          <text:list>
            <text:list-item>
              <text:p text:style-name="P8">Is there existing demand for life insurance products?</text:p>
            </text:list-item>
            <text:list-item>
              <text:p text:style-name="P8">A comparison of life insurance premium volume to GDP will indicate market penetration—lower penetration might suggest growth potential or indicate cultural/regulatory challenges.</text:p>
            </text:list-item>
          </text:list>
        </text:list-item>
      </text:list>
      <text:p text:style-name="Horizontal_20_Line"/>
      <text:p text:style-name="Text_20_body"><text:span text:style-name="Strong_20_Emphasis">6. Design Rationale for the Report</text:span></text:p>
      <text:list text:style-name="L9">
        <text:list-item>
          <text:p text:style-name="P9"><text:span text:style-name="Strong_20_Emphasis">Introduction:</text:span><text:line-break/>Explain the dashboard's goal—to support strategic decision-making on market expansion by comparing key financial and insurance market indicators between Europe and the Middle East.</text:p>
        </text:list-item>
        <text:list-item>
          <text:p text:style-name="P9"><text:span text:style-name="Strong_20_Emphasis">Audience Analysis:</text:span><text:line-break/>Identify decision-makers (senior management, product managers) and explain their need for clear, data-driven insights into potential market differences.</text:p>
        </text:list-item>
        <text:list-item>
          <text:p text:style-name="P9"><text:span text:style-name="Strong_20_Emphasis">Dashboard Objectives:</text:span><text:line-break/>Justify the choice of indicators based on their relevance to consumer savings behavior, investment market maturity, and the development of the insurance market.<text:line-break/>Emphasize how these insights determine whether the Middle East offers a supportive environment for unit-linked products.</text:p>
        </text:list-item>
        <text:list-item>
          <text:p text:style-name="P9"><text:span text:style-name="Strong_20_Emphasis">Visual Design Decisions:</text:span><text:line-break/>Describe why specific visualizations (e.g., KPI cards, bar charts, trend lines, maps) were chosen and how interactive slicers enable users to drill down by region and time.</text:p>
        </text:list-item>
        <text:list-item>
          <text:p text:style-name="P9"><text:soft-page-break/><text:span text:style-name="Strong_20_Emphasis">Data and Tools:</text:span><text:line-break/>Mention that the analysis uses the August 2022 update from the GFDD dataset, highlighting its comprehensive coverage and relevance.<text:line-break/>Explain why Power BI is the selected tool for its interactivity and ease of integration with various data formats.</text:p>
        </text:list-item>
        <text:list-item>
          <text:p text:style-name="P9"><text:span text:style-name="Strong_20_Emphasis">Conclusion:</text:span><text:line-break/>Summarize how the dashboard provides a comprehensive view of market dynamics and supports the strategic decision to potentially expand into the Middle Eas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0T09:13:18.358000000</meta:creation-date>
    <dc:date>2025-04-16T07:01:51.969000000</dc:date>
    <meta:editing-duration>PT1M27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4" meta:paragraph-count="54" meta:word-count="826" meta:character-count="5610" meta:non-whitespace-character-count="4878"/>
  </office:meta>
</office:document-meta>
</file>